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9923a" officeooo:paragraph-rsid="0009923a"/>
    </style:style>
    <style:style style:name="P2" style:family="paragraph" style:parent-style-name="Standard">
      <style:paragraph-properties fo:text-align="start" style:justify-single-word="false"/>
      <style:text-properties officeooo:rsid="0009923a" officeooo:paragraph-rsid="0009923a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d2dc0" officeooo:paragraph-rsid="0009923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f886b" officeooo:paragraph-rsid="000f886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473e6" officeooo:paragraph-rsid="001473e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473e6" officeooo:paragraph-rsid="0016da4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rsid="000f886b" officeooo:paragraph-rsid="000f886b"/>
    </style:style>
    <style:style style:name="P8" style:family="paragraph" style:parent-style-name="Standard">
      <style:paragraph-properties fo:text-align="start" style:justify-single-word="false"/>
      <style:text-properties fo:font-weight="bold" officeooo:rsid="00101547" officeooo:paragraph-rsid="0010154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9923a" officeooo:paragraph-rsid="0009923a" style:font-weight-asian="bold" style:font-weight-complex="bold"/>
    </style:style>
    <style:style style:name="P10" style:family="paragraph" style:parent-style-name="Standard">
      <style:text-properties fo:color="#000000" style:font-name="Lucida Console" fo:font-size="9pt" fo:background-color="#ffffff" style:font-size-asian="9pt"/>
    </style:style>
    <style:style style:name="P11" style:family="paragraph" style:parent-style-name="Standard">
      <style:paragraph-properties fo:text-align="start" style:justify-single-word="false"/>
      <style:text-properties fo:color="#000000" style:font-name="Lucida Console" fo:font-size="9pt" fo:font-weight="normal" officeooo:rsid="001473e6" officeooo:paragraph-rsid="001473e6" fo:background-color="#ffffff" style:font-size-asian="9pt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Lucida Console" fo:font-size="9pt" fo:font-weight="normal" officeooo:rsid="0016da4c" officeooo:paragraph-rsid="0016da4c" fo:background-color="#ffffff" style:font-size-asian="9pt" style:font-weight-asian="normal" style:font-weight-complex="normal"/>
    </style:style>
    <style:style style:name="P13" style:family="paragraph" style:parent-style-name="Standard">
      <style:text-properties fo:color="#000000" style:font-name="Lucida Console" fo:font-size="9pt" fo:background-color="#ffffff" style:font-size-asian="9pt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3251b" officeooo:paragraph-rsid="0017d00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6da4c" officeooo:paragraph-rsid="0016da4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bold" officeooo:rsid="000f886b" officeooo:paragraph-rsid="000f886b" style:font-weight-asian="bold" style:font-weight-complex="bold"/>
    </style:style>
    <style:style style:name="T1" style:family="text">
      <style:text-properties officeooo:rsid="0009923a"/>
    </style:style>
    <style:style style:name="T2" style:family="text">
      <style:text-properties officeooo:rsid="0013d638"/>
    </style:style>
    <style:style style:name="T3" style:family="text">
      <style:text-properties style:text-position="super 58%"/>
    </style:style>
    <style:style style:name="T4" style:family="text">
      <style:text-properties officeooo:rsid="0015dee7"/>
    </style:style>
    <style:style style:name="T5" style:family="text">
      <style:text-properties officeooo:rsid="0016e9a5"/>
    </style:style>
    <style:style style:name="T6" style:family="text">
      <style:text-properties officeooo:rsid="0017d00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an Evans</text:p>
      <text:p text:style-name="P2">CS 6058 </text:p>
      <text:p text:style-name="P2">Data / Security and Privacy</text:p>
      <text:p text:style-name="P2">Spring 2018</text:p>
      <text:p text:style-name="P7">Project <text:span text:style-name="T5">2</text:span></text:p>
      <text:p text:style-name="P2"/>
      <text:p text:style-name="P8">Description</text:p>
      <text:p text:style-name="P9"/>
      <text:p text:style-name="P14">The project was implemented using C++, and uses the C++ Standard Library and Standard Template Library (STL), and Boost Libraries. </text:p>
      <text:p text:style-name="P14"/>
      <text:p text:style-name="P14"><text:span text:style-name="T6">TODO</text:span></text:p>
      <text:p text:style-name="P2"/>
      <text:p text:style-name="P16">Run Time Testing</text:p>
      <text:p text:style-name="P4"/>
      <text:p text:style-name="P15"><text:span text:style-name="T6">TODO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9923a" officeooo:paragraph-rsid="0009923a"/>
    </style:style>
    <style:style style:name="MT1" style:family="text">
      <style:text-properties officeooo:rsid="0009923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Evans</text:p>
      </style:header>
      <style:footer>
        <text:p text:style-name="Footer"><text:span text:style-name="MT1">Evans 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5:55:59.536000000</meta:creation-date>
    <dc:date>2018-03-04T10:02:28.997000000</dc:date>
    <meta:editing-duration>PT57M8S</meta:editing-duration>
    <meta:editing-cycles>13</meta:editing-cycles>
    <meta:generator>LibreOffice/5.3.5.2$Windows_X86_64 LibreOffice_project/50d9bf2b0a79cdb85a3814b592608037a682059d</meta:generator>
    <meta:document-statistic meta:table-count="0" meta:image-count="0" meta:object-count="0" meta:page-count="1" meta:paragraph-count="12" meta:word-count="42" meta:character-count="243" meta:non-whitespace-character-count="211"/>
  </office:meta>
</office:document-meta>
</file>